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margin-top="0in" fo:margin-bottom="0in" loext:contextual-spacing="false" fo:text-align="end"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master-page-name="Standard">
      <style:paragraph-properties fo:margin-top="0in" fo:margin-bottom="0in" loext:contextual-spacing="false" fo:text-align="center" style:justify-single-word="false" style:page-number="1"/>
    </style:style>
    <style:style style:name="P7" style:family="paragraph" style:parent-style-name="Standard">
      <style:paragraph-properties fo:margin-left="0in" fo:margin-right="0in" fo:margin-top="0in" fo:margin-bottom="0in" loext:contextual-spacing="false" fo:line-height="200%" fo:text-indent="0.5in" style:auto-text-indent="false"/>
    </style:style>
    <style:style style:name="P8" style:family="paragraph" style:parent-style-name="Standard">
      <style:paragraph-properties fo:margin-left="0in" fo:margin-right="0in" fo:margin-top="0in" fo:margin-bottom="0in" loext:contextual-spacing="false" fo:line-height="200%" fo:text-align="justify" style:justify-single-word="false" fo:text-indent="0.5in" style:auto-text-indent="false"/>
    </style:style>
    <style:style style:name="P9" style:family="paragraph" style:parent-style-name="Standard">
      <style:paragraph-properties fo:margin-left="0in" fo:margin-right="0in" fo:margin-top="0in" fo:margin-bottom="0in" loext:contextual-spacing="false" fo:text-align="end" style:justify-single-word="false" fo:text-indent="0.5in" style:auto-text-indent="fals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CKNOWLEDGEMENTS</text:span></text:p>
      <text:p text:style-name="P3"/>
      <text:p text:style-name="P7"><text:span text:style-name="T2">I would like to thank Professor Caroline Natalie Peralta for her expert advice throughout this project, as well as my colleague, Homer Cortez Malijan, for this wonderful collaboration and his splendid cooperation. I would like to thank my family for the emotional support that they have provided me. I express my deepest gratitude towards my closest friends, JC Carlo Quintos, Diego Sevilla, Gabrielle Pauline Payawal, Michael Jowell Lapie, and Kenji Mogi for always being there in the toughest times in creating this project. To my organizations, Alliance of Computer Science Students, Infocus Multimedia Guild and UP Epsilon Chi Fraternity, I would like to thank you all for being my 2nd family in my stay here in the university. <text:s/>And last but not the least, I would like to thank God for the unending grace, provision and courage to face the trials that I have encountered in doing this project. <text:s/></text:span></text:p>
      <text:p text:style-name="P5"><text:span text:style-name="T2">-MJ</text:span></text:p>
      <text:p text:style-name="P4"/>
      <text:p text:style-name="P8"><text:span text:style-name="T2">I would like to express my appreciation and indebtedness particularly to the following:</text:span></text:p>
      <text:p text:style-name="P8"><text:span text:style-name="T2">My Adviser, Ms. Caroline Natalie Peralta, <text:s/>and my colleague, Emmanuel Constantino Jr., for the time and encouragement they have provided me during the course of this project.</text:span></text:p>
      <text:p text:style-name="P8"><text:span text:style-name="T2">My parents, Raul and Janette Malijan, who shared their endless support, either morally, financially, or physically, thank you.</text:span></text:p>
      <text:p text:style-name="P8"><text:span text:style-name="T2">I would also want to extend my gratitude to my peers, Carol Anne Marie Adajar, Jose Diego Sevilla, and JC Carlo Quintos for their continuous motivation for us to finish this study.</text:span></text:p>
      <text:p text:style-name="P8"><text:span text:style-name="T2">Above all, I would like to thank the Great Almighty God, the author of knowledge and wisdom, for His guidance.</text:span></text:p>
      <text:p text:style-name="P9"><text:span text:style-name="T2">-Home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iv</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263" meta:character-count="1604" meta:non-whitespace-character-count="1347"/>
    <meta:generator>LibreOfficeDev/5.1.0.3$Linux_X86_64 LibreOffice_project/</meta:generator>
  </office:meta>
</office:document-meta>
</file>